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Invoker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InterceptorTests.cacheResultReturnsPro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ummyInvoker.DummyInvoker(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InterceptorTests.cacheManagerOptionalIfCacheResolver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InterceptorTests.cacheManagerMandatoryIfCacheResolverNo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heInterceptorTests.createInterceptor( JCacheOperation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acheInterceptorTests.createOperationSource( CacheManager cacheManager , CacheResolver cacheResolver , CacheResolver exceptionCacheResolver , KeyGenerator key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acheInterceptorTests.severalCaches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CacheInterceptorTests.noCacheCouldBe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